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c1d" officeooo:paragraph-rsid="0013ec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cham kryptografie&lt;33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5T21:18:04.155563600</meta:creation-date>
    <dc:date>2025-03-25T21:19:45.532385200</dc:date>
    <meta:editing-duration>PT1M41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22"/>
    <meta:generator>LibreOffice/25.2.1.2$Windows_X86_64 LibreOffice_project/d3abf4aee5fd705e4a92bba33a32f40bc4e56f49</meta:generator>
  </office:meta>
</office:document-meta>
</file>